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Sarabun PSK" svg:font-family="'TH Sarabun PSK'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4819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a2ca4"/>
    </style:style>
    <style:style style:name="P2" style:family="paragraph" style:parent-style-name="Standard">
      <style:text-properties officeooo:rsid="001a2ca4" officeooo:paragraph-rsid="001a2ca4"/>
    </style:style>
    <style:style style:name="P3" style:family="paragraph" style:parent-style-name="Table_20_Contents">
      <style:text-properties fo:color="#c9211e" loext:opacity="100%" style:font-name="Courier New" fo:font-size="8pt" officeooo:paragraph-rsid="001a2ca4" style:font-size-asian="8pt" style:font-name-complex="Courier New" style:font-size-complex="8pt"/>
    </style:style>
    <style:style style:name="P4" style:family="paragraph" style:parent-style-name="Table_20_Contents">
      <style:text-properties fo:color="#168253" loext:opacity="100%" style:font-name="Courier New" fo:font-size="8pt" officeooo:rsid="001a2ca4" officeooo:paragraph-rsid="001a2ca4" style:font-size-asian="8pt" style:font-name-complex="Courier New" style:font-size-complex="8pt"/>
    </style:style>
    <style:style style:name="P5" style:family="paragraph" style:parent-style-name="Table_20_Contents">
      <style:text-properties fo:color="#168253" loext:opacity="100%" style:font-name="Courier New" fo:font-size="8pt" officeooo:paragraph-rsid="001a2ca4" style:font-size-asian="8pt" style:font-name-complex="Courier New" style:font-size-complex="8pt"/>
    </style:style>
    <style:style style:name="P6" style:family="paragraph" style:parent-style-name="Table_20_Contents">
      <style:text-properties style:font-name="Courier New" fo:font-size="8pt" officeooo:paragraph-rsid="001a2ca4" style:font-size-asian="8pt" style:font-name-complex="Courier New" style:font-size-complex="8pt"/>
    </style:style>
    <style:style style:name="T1" style:family="text">
      <style:text-properties officeooo:rsid="001a2ca4"/>
    </style:style>
    <style:style style:name="T2" style:family="text">
      <style:text-properties fo:color="#c9211e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168253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Edit the text from <text:a xlink:type="simple" xlink:href="https://bi3qwq.github.io/ConvertImageToColor565/" text:style-name="Internet_20_link" text:visited-style-name="Visited_20_Internet_20_Link">https://bi3qwq.github.io/ConvertImageToColor565/</text:a></text:p>
      <text:p text:style-name="P2"/>
      <text:p text:style-name="P2"/>
      <text:p text:style-name="P2">Original Text – delete everything in <text:span text:style-name="T3">RED</text:span><text:tab/><text:tab/><text:tab/><text:tab/>Change To – Add everything in <text:span text:style-name="T4">GREEN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">#pragma once</text:p>
          </table:table-cell>
        </table:table-row>
        <table:table-row>
          <table:table-cell table:style-name="Table2.A1" office:value-type="string">
            <text:p text:style-name="P6">// https://github.com/bi3qwq/ConvertImageToColor565</text:p>
          </table:table-cell>
          <table:table-cell table:style-name="Table2.A1" office:value-type="string">
            <text:p text:style-name="P6">// https://github.com/bi3qwq/ConvertImageToColor565</text:p>
          </table:table-cell>
        </table:table-row>
        <table:table-row>
          <table:table-cell table:style-name="Table2.A1" office:value-type="string">
            <text:p text:style-name="P6">// Width x Height: 240x240 pixels</text:p>
          </table:table-cell>
          <table:table-cell table:style-name="Table2.A1" office:value-type="string">
            <text:p text:style-name="P6">// Width x Height: 240x240 pixels</text:p>
          </table:table-cell>
        </table:table-row>
        <table:table-row>
          <table:table-cell table:style-name="Table2.A1" office:value-type="string">
            <text:p text:style-name="P6">// Size: 115,200 Bytes</text:p>
          </table:table-cell>
          <table:table-cell table:style-name="Table2.A1" office:value-type="string">
            <text:p text:style-name="P6">// Size: 115,200 Bytes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// <text:span text:style-name="T1">name of image</text:span></text:p>
          </table:table-cell>
        </table:table-row>
        <table:table-row>
          <table:table-cell table:style-name="Table2.A1" office:value-type="string">
            <text:p text:style-name="P3">#include &lt;pgmspace.h&gt;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const int img1_width=240;</text:p>
          </table:table-cell>
          <table:table-cell table:style-name="Table2.A1" office:value-type="string">
            <text:p text:style-name="P6">const int img1_width=240;</text:p>
          </table:table-cell>
        </table:table-row>
        <table:table-row>
          <table:table-cell table:style-name="Table2.A1" office:value-type="string">
            <text:p text:style-name="P6">const int img1_height=240;</text:p>
          </table:table-cell>
          <table:table-cell table:style-name="Table2.A1" office:value-type="string">
            <text:p text:style-name="P6">const int img1_height=240;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const unsigned short img1[] <text:span text:style-name="T2">PROGMEM</text:span> = {</text:p>
          </table:table-cell>
          <table:table-cell table:style-name="Table2.A1" office:value-type="string">
            <text:p text:style-name="P6">const unsigned short img1[] = {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1"/>
      <text:p text:style-name="P2">Change img1 to img2 (3 places) if you plan to use this file as image2.</text:p>
      <text:p text:style-name="P2"/>
      <text:p text:style-name="P2">Ingnore the 240 and 115200 numbers. They depend on the width and heigh of the bitmap being converted.</text:p>
      <text:p text:style-name="P2"/>
      <text:p text:style-name="P2">Bitmap height and width must both be less than 240 pixels or the image will not be display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Sarabun PSK" svg:font-family="'TH Sarabun PS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 Sarabun PSK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H Sarabun PSK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H Sarabun PSK" fo:font-family="'TH Sarabun PSK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H Sarabun PSK" fo:font-family="'TH Sarabun PSK'"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 Sarabun PSK" fo:font-family="'TH Sarabun PSK'"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 PSK" fo:font-family="'TH Sarabun PSK'" style:font-size-asian="12pt" style:font-name-complex="Angsana New" style:font-family-complex="'Angsana New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11:03:46.120000000</meta:creation-date>
    <dc:date>2025-06-13T11:15:39.212000000</dc:date>
    <meta:editing-duration>PT11M53S</meta:editing-duration>
    <meta:editing-cycles>1</meta:editing-cycles>
    <meta:document-statistic meta:table-count="1" meta:image-count="0" meta:object-count="0" meta:page-count="1" meta:paragraph-count="20" meta:word-count="125" meta:character-count="843" meta:non-whitespace-character-count="733"/>
    <meta:generator>LibreOffice/7.5.3.2$Windows_X86_64 LibreOffice_project/9f56dff12ba03b9acd7730a5a481eea045e468f3</meta:generator>
  </office:meta>
</office:document-meta>
</file>